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2" office:value-type="string" calcext:value-type="string">
            <text:p>Parts List – Video Game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4" office:value-type="string" calcext:value-type="string">
            <text:p>Identifier</text:p>
          </table:table-cell>
          <table:table-cell table:style-name="ce4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ceramic, 0.01u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10uF, 16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ceramic, 0.1u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ceramic, 30p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,H2,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er, 0.1”, 1x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A phono jack, yellow (video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A phono jack, white (audio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, 0.1”, 1x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1,J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, 0.1”, 1x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2.7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60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,R8,R10,R11,R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/4W, 22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1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47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/4W, 51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33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12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3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/4W, 10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1,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ch, tactile, SPS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regulator, LM3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Video Game, AY-3-8500-1 </text:p>
          </table:table-cell>
          <table:table-cell office:value-type="string" calcext:value-type="string">
            <text:p>Available from Veswin Electron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d 2-input NOR gate, CMOS, CD4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4-input NOR gate, CMOS, CD4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 switch, 8 posi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2.0 MH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 pin IC sock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 pin IC sock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entiometer, 1M, linear taper</text:p>
          </table:table-cell>
          <table:table-cell office:value-type="string" calcext:value-type="string">
            <text:p>External to bo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conductor shielded cable (for controllers)</text:p>
          </table:table-cell>
          <table:table-cell office:value-type="string" calcext:value-type="string">
            <text:p>External to bo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 battery clip</text:p>
          </table:table-cell>
          <table:table-cell office:value-type="string" calcext:value-type="string">
            <text:p>External to board</text:p>
          </table:table-cell>
          <table:table-cell table:number-columns-repeated="1017"/>
        </table:table-row>
        <table:table-row table:style-name="ro2" table:number-rows-repeated="1048541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0:23:32.483198446</meta:creation-date>
    <dc:date>2023-10-15T13:29:04.089556979</dc:date>
    <meta:editing-duration>PT1H14M52S</meta:editing-duration>
    <meta:editing-cycles>28</meta:editing-cycles>
    <meta:generator>LibreOffice/7.3.7.2$Linux_X86_64 LibreOffice_project/30$Build-2</meta:generator>
    <meta:document-statistic meta:table-count="1" meta:cell-count="102" meta:object-count="0"/>
  </office:meta>
</office:document-meta>
</file>